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D0000017EAF106A70.png" manifest:media-type="image/png"/>
  <manifest:file-entry manifest:full-path="Pictures/10000201000002360000007BEFA7CD81.png" manifest:media-type="image/png"/>
  <manifest:file-entry manifest:full-path="Pictures/10000000000001260000004EEBF32A5C.png" manifest:media-type="image/png"/>
  <manifest:file-entry manifest:full-path="Pictures/10000000000003900000017D2FD371C0.png" manifest:media-type="image/png"/>
  <manifest:file-entry manifest:full-path="Pictures/1000000000000139000000432B1F6FFB.png" manifest:media-type="image/png"/>
  <manifest:file-entry manifest:full-path="Pictures/100000000000013D000000E848D9BC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Courier 10 Pitch"/>
    </style:style>
    <style:style style:name="T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7cm" svg:height="5.629cm" svg:x="3.044cm" svg:y="3.007cm">
          <draw:image xlink:href="Pictures/100000000000013D000000E848D9BCE5.png" xlink:type="simple" xlink:show="embed" xlink:actuate="onLoad">
            <text:p/>
          </draw:image>
        </draw:frame>
        <draw:frame draw:style-name="gr1" draw:text-style-name="P1" draw:layer="layout" svg:width="7.112cm" svg:height="1.524cm" svg:x="3.048cm" svg:y="0.762cm">
          <draw:image xlink:href="Pictures/1000000000000139000000432B1F6FFB.png" xlink:type="simple" xlink:show="embed" xlink:actuate="onLoad">
            <text:p/>
          </draw:image>
        </draw:frame>
        <draw:frame draw:style-name="gr1" draw:text-style-name="P1" draw:layer="layout" svg:width="7.27cm" svg:height="2.032cm" svg:x="2.89cm" svg:y="9.652cm">
          <draw:image xlink:href="Pictures/10000000000001260000004EEBF32A5C.png" xlink:type="simple" xlink:show="embed" xlink:actuate="onLoad">
            <text:p/>
          </draw:image>
        </draw:frame>
        <draw:frame draw:style-name="gr1" draw:text-style-name="P1" draw:layer="layout" svg:width="14.478cm" svg:height="3.302cm" svg:x="3.048cm" svg:y="13.208cm">
          <draw:image xlink:href="Pictures/10000201000002360000007BEFA7CD81.png" xlink:type="simple" xlink:show="embed" xlink:actuate="onLoad">
            <text:p/>
          </draw:image>
        </draw:frame>
        <draw:frame draw:style-name="gr2" draw:text-style-name="P2" draw:layer="layout" svg:width="5.842cm" svg:height="0.988cm" svg:x="12.954cm" svg:y="0.762cm">
          <draw:text-box>
            <text:p text:style-name="P2"><text:span text:style-name="T1">mymax.h</text:span></text:p>
          </draw:text-box>
        </draw:frame>
        <draw:frame draw:style-name="gr2" draw:text-style-name="P2" draw:layer="layout" svg:width="5.842cm" svg:height="0.988cm" svg:x="12.954cm" svg:y="5.362cm">
          <draw:text-box>
            <text:p text:style-name="P2"><text:span text:style-name="T1">mymax.c</text:span></text:p>
          </draw:text-box>
        </draw:frame>
        <draw:frame draw:style-name="gr2" draw:text-style-name="P2" draw:layer="layout" svg:width="5.842cm" svg:height="0.988cm" svg:x="12.954cm" svg:y="9.906cm">
          <draw:text-box>
            <text:p text:style-name="P2"><text:span text:style-name="T1">mymax.pxd</text:span></text:p>
          </draw:text-box>
        </draw:frame>
        <draw:frame draw:style-name="gr2" draw:text-style-name="P2" draw:layer="layout" svg:width="5.842cm" svg:height="0.988cm" svg:x="19.05cm" svg:y="14.506cm">
          <draw:text-box>
            <text:p text:style-name="P2"><text:span text:style-name="T1">mymax_.py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9.304cm" svg:height="10.668cm" svg:x="2.032cm" svg:y="0.762cm">
          <draw:image xlink:href="Pictures/10000201000002BD0000017EAF106A70.png" xlink:type="simple" xlink:show="embed" xlink:actuate="onLoad">
            <text:p/>
          </draw:image>
        </draw:frame>
        <draw:frame draw:style-name="gr2" draw:text-style-name="P2" draw:layer="layout" svg:width="5.842cm" svg:height="0.988cm" svg:x="21.082cm" svg:y="3.302cm">
          <draw:text-box>
            <text:p text:style-name="P2"><text:span text:style-name="T1">setup.py</text:span></text:p>
          </draw:text-box>
        </draw:frame>
        <draw:frame draw:style-name="gr1" draw:text-style-name="P1" draw:layer="layout" svg:width="23.114cm" svg:height="9.064cm" svg:x="2.286cm" svg:y="11.684cm">
          <draw:image xlink:href="Pictures/10000000000003900000017D2FD371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26:10.682409054</meta:creation-date>
    <meta:print-date>2016-02-04T09:46:58.790257507</meta:print-date>
    <dc:date>2016-02-04T09:58:13.550340423</dc:date>
    <meta:editing-duration>PT1M32S</meta:editing-duration>
    <meta:editing-cycles>1</meta:editing-cycles>
    <meta:document-statistic meta:object-count="36"/>
    <meta:generator>LibreOffice/4.3.3.2$Linux_X86_64 LibreOffice_project/430m0$Build-2</meta:generator>
  </office:meta>
</office:document-meta>
</file>